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256in"/>
    </style:style>
    <style:style style:name="co2" style:family="table-column">
      <style:table-column-properties fo:break-before="auto" style:column-width="0.9827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2.6543in"/>
    </style:style>
    <style:style style:name="co5" style:family="table-column">
      <style:table-column-properties fo:break-before="auto" style:column-width="2.9717in"/>
    </style:style>
    <style:style style:name="co6" style:family="table-column">
      <style:table-column-properties fo:break-before="auto" style:column-width="2.8953in"/>
    </style:style>
    <style:style style:name="co7" style:family="table-column">
      <style:table-column-properties fo:break-before="auto" style:column-width="0.5457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5783in"/>
    </style:style>
    <style:style style:name="co10" style:family="table-column">
      <style:table-column-properties fo:break-before="auto" style:column-width="2.8291in"/>
    </style:style>
    <style:style style:name="co11" style:family="table-column">
      <style:table-column-properties fo:break-before="auto" style:column-width="3.3429in"/>
    </style:style>
    <style:style style:name="co12" style:family="table-column">
      <style:table-column-properties fo:break-before="auto" style:column-width="2.3811in"/>
    </style:style>
    <style:style style:name="co13" style:family="table-column">
      <style:table-column-properties fo:break-before="auto" style:column-width="2.7201in"/>
    </style:style>
    <style:style style:name="co14" style:family="table-column">
      <style:table-column-properties fo:break-before="auto" style:column-width="0.3709in"/>
    </style:style>
    <style:style style:name="co15" style:family="table-column">
      <style:table-column-properties fo:break-before="auto" style:column-width="1.6602in"/>
    </style:style>
    <style:style style:name="co16" style:family="table-column">
      <style:table-column-properties fo:break-before="auto" style:column-width="1.398in"/>
    </style:style>
    <style:style style:name="co17" style:family="table-column">
      <style:table-column-properties fo:break-before="auto" style:column-width="1.2665in"/>
    </style:style>
    <style:style style:name="co18" style:family="table-column">
      <style:table-column-properties fo:break-before="auto" style:column-width="1.3543in"/>
    </style:style>
    <style:style style:name="co19" style:family="table-column">
      <style:table-column-properties fo:break-before="auto" style:column-width="4.8283in"/>
    </style:style>
    <style:style style:name="co20" style:family="table-column">
      <style:table-column-properties fo:break-before="auto" style:column-width="4.282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ＭＳ Ｐゴシック" style:font-name-complex="Lucida Sans"/>
    </style:style>
    <style:style style:name="T1" style:family="text">
      <style:text-properties style:font-name="Arial" style:font-name-asian="ＭＳ Ｐゴシック" style:font-name-complex="Lucida Sans"/>
    </style:style>
  </office:automatic-styles>
  <office:body>
    <office:spreadsheet>
      <table:table table:name="Reposito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>
            <text:p>Pass</text:p>
          </table:table-cell>
          <table:table-cell table:style-name="ce1" office:value-type="string">
            <text:p>Lay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Java Method(s)</text:p>
          </table:table-cell>
          <table:table-cell table:style-name="ce1" office:value-type="string">
            <text:p>Test Case</text:p>
          </table:table-cell>
          <table:table-cell table:style-name="ce1" office:value-type="string">
            <text:p>Test Method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AppUser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AppUserRepository</text:p>
          </table:table-cell>
          <table:table-cell office:value-type="string">
            <text:p>findByNam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AppUserRepository</text:p>
          </table:table-cell>
          <table:table-cell office:value-type="string">
            <text:p>findByName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Authorities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neagramTypingConsensus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neagramTyping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neagramTypingRepository</text:p>
          </table:table-cell>
          <table:table-cell office:value-type="string">
            <text:p>findEnneagramTypingByTypistAndEntryNam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neagramTypingRepository</text:p>
          </table:table-cell>
          <table:table-cell office:value-type="string">
            <text:p>findEnneagramTypingByTypistAndEntryName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neagramTypingRepository</text:p>
          </table:table-cell>
          <table:table-cell office:value-type="string">
            <text:p>deleteById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try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tryRepository</text:p>
          </table:table-cell>
          <table:table-cell office:value-type="string">
            <text:p>findByNam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tryRepository</text:p>
          </table:table-cell>
          <table:table-cell office:value-type="string">
            <text:p>findByName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st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stRepository</text:p>
          </table:table-cell>
          <table:table-cell table:style-name="ce2" office:value-type="string">
            <text:p><text:span text:style-name="T1">findByName</text:span>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stRepository</text:p>
          </table:table-cell>
          <table:table-cell table:style-name="ce2" office:value-type="string">
            <text:p><text:span text:style-name="T1">findByName</text:span>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estMappings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office:value-type="string">
            <text:p>no test needed- marking 'y' anyways</text:p>
          </table:table-cell>
          <table:table-cell table:number-columns-repeated="1015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ng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ngRepository</text:p>
          </table:table-cell>
          <table:table-cell office:value-type="string">
            <text:p>viewAllOfMyTypings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ngRepository</text:p>
          </table:table-cell>
          <table:table-cell office:value-type="string">
            <text:p>viewAllOfMyTypings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ologySystem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ologySystemRepository</text:p>
          </table:table-cell>
          <table:table-cell office:value-type="string">
            <text:p>findByNam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ologySystemRepository</text:p>
          </table:table-cell>
          <table:table-cell office:value-type="string">
            <text:p>findByName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</table:table>
      <table:table table:name="Service" table:style-name="ta1" table:print="false"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>
            <text:p>Pass</text:p>
          </table:table-cell>
          <table:table-cell table:style-name="ce1" office:value-type="string">
            <text:p>Lay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Java Method(s)</text:p>
          </table:table-cell>
          <table:table-cell table:style-name="ce1" office:value-type="string">
            <text:p>Test Case</text:p>
          </table:table-cell>
          <table:table-cell table:style-name="ce1" office:value-type="string">
            <text:p>Test Method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dminServiceImpl</text:p>
          </table:table-cell>
          <table:table-cell office:value-type="string">
            <text:p>editUserRol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dminServiceImpl</text:p>
          </table:table-cell>
          <table:table-cell office:value-type="string">
            <text:p>editUserRole</text:p>
          </table:table-cell>
          <table:table-cell office:value-type="string">
            <text:p>negative scenario (bad setting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dminServiceImpl</text:p>
          </table:table-cell>
          <table:table-cell office:value-type="string">
            <text:p>editUserRole</text:p>
          </table:table-cell>
          <table:table-cell office:value-type="string">
            <text:p>negative scenario (nonexistent user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dminServiceImpl</text:p>
          </table:table-cell>
          <table:table-cell office:value-type="string">
            <text:p>editUserStatus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dminServiceImpl</text:p>
          </table:table-cell>
          <table:table-cell office:value-type="string">
            <text:p>editUserStatus</text:p>
          </table:table-cell>
          <table:table-cell office:value-type="string">
            <text:p>negative scenario (bad setting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dminServiceImpl</text:p>
          </table:table-cell>
          <table:table-cell office:value-type="string">
            <text:p>editUserStatus</text:p>
          </table:table-cell>
          <table:table-cell office:value-type="string">
            <text:p>negative scenario (nonexistent user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getAppUserByNam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getAppUserByName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findById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findById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saveAppUser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saveAppUser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neagramTypingConsensusServiceImpl</text:p>
          </table:table-cell>
          <table:table-cell office:value-type="string">
            <text:p>saveEnneagramTypingConsensus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neagramTypingConsensusServiceImpl</text:p>
          </table:table-cell>
          <table:table-cell office:value-type="string">
            <text:p>saveEnneagramTypingConsensus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neagramTypingServiceImpl</text:p>
          </table:table-cell>
          <table:table-cell office:value-type="string">
            <text:p>saveEnneagramTyping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neagramTypingServiceImpl</text:p>
          </table:table-cell>
          <table:table-cell office:value-type="string">
            <text:p>saveEnneagramTyping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tryServiceImpl</text:p>
          </table:table-cell>
          <table:table-cell office:value-type="string">
            <text:p>getEntry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tryServiceImpl</text:p>
          </table:table-cell>
          <table:table-cell office:value-type="string">
            <text:p>getEntry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tryServiceImpl</text:p>
          </table:table-cell>
          <table:table-cell office:value-type="string">
            <text:p>saveEntry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tryServiceImpl</text:p>
          </table:table-cell>
          <table:table-cell office:value-type="string">
            <text:p>saveEntry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InfoServiceImpl</text:p>
          </table:table-cell>
          <table:table-cell office:value-type="string">
            <text:p>getTypists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InfoServiceImpl</text:p>
          </table:table-cell>
          <table:table-cell office:value-type="string">
            <text:p>getTypists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estMappingsServiceImpl</text:p>
          </table:table-cell>
          <table:table-cell office:value-type="string">
            <text:p>saveTestEntity</text:p>
          </table:table-cell>
          <table:table-cell office:value-type="string">
            <text:p>success scenario</text:p>
          </table:table-cell>
          <table:table-cell office:value-type="string">
            <text:p>no test needed- marking 'y' anyways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viewTyping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viewTyping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viewAllOfMyTypings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viewAllOfMyTypings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addTyping-&gt;createEnneagramTyping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updateTyping-&gt;updateEnneagramTyping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deleteTyping-&gt;deleteEnneagramTyping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stServiceImpl</text:p>
          </table:table-cell>
          <table:table-cell office:value-type="string">
            <text:p>saveTypist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UserDetailsServiceImpl</text:p>
          </table:table-cell>
          <table:table-cell office:value-type="string">
            <text:p>loadUserByUsernam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UserDetailsServiceImpl</text:p>
          </table:table-cell>
          <table:table-cell office:value-type="string">
            <text:p>loadUserByUsername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</table:table>
      <table:table table:name="Controller" table:style-name="ta1" table:print="false">
        <table:table-column table:style-name="co14" table:default-cell-style-name="Default"/>
        <table:table-column table:style-name="co8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>
            <text:p>Pass</text:p>
          </table:table-cell>
          <table:table-cell table:style-name="ce1" office:value-type="string">
            <text:p>Lay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Java Method(s)</text:p>
          </table:table-cell>
          <table:table-cell table:style-name="ce1" office:value-type="string">
            <text:p>Test Case</text:p>
          </table:table-cell>
          <table:table-cell table:style-name="ce1" office:value-type="string">
            <text:p>Http Status</text:p>
          </table:table-cell>
          <table:table-cell table:style-name="ce1" office:value-type="string">
            <text:p>Test Method</text:p>
          </table:table-cell>
          <table:table-cell table:style-name="ce1" office:value-type="string">
            <text:p>Http Method</text:p>
          </table:table-cell>
          <table:table-cell table:style-name="ce1" office:value-type="string">
            <text:p>API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AdminController</text:p>
          </table:table-cell>
          <table:table-cell office:value-type="string">
            <text:p>addNewEntry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POST</text:p>
          </table:table-cell>
          <table:table-cell office:value-type="string">
            <text:p>/console/add_entry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AdminController</text:p>
          </table:table-cell>
          <table:table-cell office:value-type="string">
            <text:p>editUserRole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PATCH</text:p>
          </table:table-cell>
          <table:table-cell office:value-type="string">
            <text:p>/console/update_user/{name}/role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AdminController</text:p>
          </table:table-cell>
          <table:table-cell office:value-type="string">
            <text:p>editUserStatus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PATCH</text:p>
          </table:table-cell>
          <table:table-cell office:value-type="string">
            <text:p>/update_user/{name}/status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EntryController</text:p>
          </table:table-cell>
          <table:table-cell office:value-type="string">
            <text:p>getEntry</text:p>
          </table:table-cell>
          <table:table-cell office:value-type="string">
            <text:p>success scenario</text:p>
          </table:table-cell>
          <table:table-cell/>
          <table:table-cell office:value-type="string">
            <text:p>On delete cascade- check- unable to delete repository data beforehand </text:p>
          </table:table-cell>
          <table:table-cell office:value-type="string">
            <text:p>GET</text:p>
          </table:table-cell>
          <table:table-cell office:value-type="string">
            <text:p>/api/${api.version}/profile/{entryName}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InfoController</text:p>
          </table:table-cell>
          <table:table-cell office:value-type="string">
            <text:p>getTypists</text:p>
          </table:table-cell>
          <table:table-cell office:value-type="string">
            <text:p>success scenario</text:p>
          </table:table-cell>
          <table:table-cell/>
          <table:table-cell office:value-type="string">
            <text:p>unable to delete repository data beforehand</text:p>
          </table:table-cell>
          <table:table-cell office:value-type="string">
            <text:p>GET</text:p>
          </table:table-cell>
          <table:table-cell office:value-type="string">
            <text:p>/api/info/typist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LoginController</text:p>
          </table:table-cell>
          <table:table-cell/>
          <table:table-cell office:value-type="string">
            <text:p>success scenario</text:p>
          </table:table-cell>
          <table:table-cell/>
          <table:table-cell office:value-type="string">
            <text:p>take another look at the authObj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RegistrationController</text:p>
          </table:table-cell>
          <table:table-cell office:value-type="string">
            <text:p>registerUser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POST</text:p>
          </table:table-cell>
          <table:table-cell office:value-type="string">
            <text:p>/api/${api.version}/register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estMappingsController</text:p>
          </table:table-cell>
          <table:table-cell office:value-type="string">
            <text:p>addNewEntry</text:p>
          </table:table-cell>
          <table:table-cell office:value-type="string">
            <text:p>success scenario</text:p>
          </table:table-cell>
          <table:table-cell/>
          <table:table-cell office:value-type="string">
            <text:p>not necessary to core functionality of the API</text:p>
          </table:table-cell>
          <table:table-cell office:value-type="string">
            <text:p>POST</text:p>
          </table:table-cell>
          <table:table-cell office:value-type="string">
            <text:p>/test/makenew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viewAllOfMyTypings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GET</text:p>
          </table:table-cell>
          <table:table-cell office:value-type="string">
            <text:p>/api/${api.version}/profile/my_typings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viewTyping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GET</text:p>
          </table:table-cell>
          <table:table-cell office:value-type="string">
            <text:p>/api/${api.version}/profile/{entryName}/my_typing/{typologySystem}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addTyping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POST</text:p>
          </table:table-cell>
          <table:table-cell office:value-type="string">
            <text:p>/api/${api.version}/profile/{entryName}/vote/{typologySystem}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updateTyping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PATCH</text:p>
          </table:table-cell>
          <table:table-cell office:value-type="string">
            <text:p>/api/${api.version}/profile/{entryName}/vote/{typologySystem}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deleteTyping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DELETE</text:p>
          </table:table-cell>
          <table:table-cell office:value-type="string">
            <text:p>/api/${api.version}/profile/{entryName}/my_typing/{typologySystem}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UserProfileController</text:p>
          </table:table-cell>
          <table:table-cell office:value-type="string">
            <text:p>viewMyProfile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GET</text:p>
          </table:table-cell>
          <table:table-cell office:value-type="string">
            <text:p>/api/${api.version}/my_profile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9">05/09/2024</text:date>, <text:time>00:3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 Cook</meta:initial-creator>
    <meta:creation-date>2024-04-22T18:09:54.56</meta:creation-date>
    <meta:generator>OpenOffice/4.1.7$Win32 OpenOffice.org_project/417m1$Build-9800</meta:generator>
    <dc:date>2024-05-09T00:37:01.93</dc:date>
    <dc:creator>Greg Cook</dc:creator>
    <meta:editing-duration>P14DT5H10M29S</meta:editing-duration>
    <meta:editing-cycles>80</meta:editing-cycles>
    <meta:document-statistic meta:table-count="3" meta:cell-count="467" meta:object-count="0"/>
  </office:meta>
</office:document-meta>
</file>